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Georgia" svg:font-family="Georgia, serif"/>
    <style:font-face style:name="Lohit Hindi1" svg:font-family="'Lohit Hindi'"/>
    <style:font-face style:name="OpenSymbol" svg:font-family="OpenSymbol"/>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나눔고딕코딩" svg:font-family="나눔고딕코딩"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paragraph-properties fo:padding="0.074cm" fo:border-left="none" fo:border-right="none" fo:border-top="none" fo:border-bottom="0.06pt solid #000000" style:join-border="false"/>
      <style:text-properties fo:font-size="9pt" style:font-size-asian="9pt" style:font-size-complex="9pt"/>
    </style:style>
    <style:style style:name="P3" style:family="paragraph" style:parent-style-name="Text_20_body">
      <style:paragraph-properties fo:margin-left="0cm" fo:margin-right="0cm" fo:margin-top="0.132cm" fo:margin-bottom="0.265cm" style:line-height-at-least="0.794cm" fo:text-align="justify" style:justify-single-word="false"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4" style:family="paragraph" style:parent-style-name="Text_20_body">
      <style:paragraph-properties fo:margin-top="0cm" fo:margin-bottom="0cm" fo:padding="0cm" fo:border="none"/>
    </style:style>
    <style:style style:name="P5" style:family="paragraph" style:parent-style-name="Text_20_body" style:list-style-name="L1">
      <style:paragraph-properties fo:margin-left="0.397cm" fo:margin-right="0cm" fo:margin-top="0cm" fo:margin-bottom="0cm" style:line-height-at-least="0.794cm"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6" style:family="paragraph" style:parent-style-name="Text_20_body" style:list-style-name="L2">
      <style:paragraph-properties fo:margin-left="0.397cm" fo:margin-right="0cm" fo:margin-top="0cm" fo:margin-bottom="0cm" style:line-height-at-least="0.794cm"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7" style:family="paragraph" style:parent-style-name="Text_20_body" style:list-style-name="L3">
      <style:paragraph-properties fo:margin-left="0.397cm" fo:margin-right="0cm" fo:margin-top="0cm" fo:margin-bottom="0cm" style:line-height-at-least="0.794cm"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8" style:family="paragraph" style:parent-style-name="Text_20_body" style:list-style-name="L4">
      <style:paragraph-properties fo:margin-left="0.397cm" fo:margin-right="0cm" fo:margin-top="0cm" fo:margin-bottom="0cm" style:line-height-at-least="0.794cm"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9" style:family="paragraph" style:parent-style-name="Text_20_body" style:list-style-name="L5">
      <style:paragraph-properties fo:margin-left="0.397cm" fo:margin-right="0cm" fo:margin-top="0cm" fo:margin-bottom="0cm" style:line-height-at-least="0.794cm" fo:text-indent="0cm" style:auto-text-indent="false" fo:padding="0cm" fo:border="none"/>
      <style:text-properties fo:font-variant="normal" fo:text-transform="none" fo:color="#454545" style:font-name="Arial" fo:font-size="9pt" fo:letter-spacing="normal" fo:font-style="normal" fo:font-weight="normal" style:font-size-asian="9pt" style:font-size-complex="9pt"/>
    </style:style>
    <style:style style:name="P10" style:family="paragraph" style:parent-style-name="Text_20_body">
      <style:paragraph-properties fo:padding="0cm" fo:border="none"/>
      <style:text-properties fo:font-size="9pt" style:font-size-asian="9pt" style:font-size-complex="9pt"/>
    </style:style>
    <style:style style:name="P11" style:family="paragraph" style:parent-style-name="Heading_20_3">
      <style:paragraph-properties fo:margin-left="0cm" fo:margin-right="0cm" fo:margin-top="0cm" fo:margin-bottom="0cm" style:line-height-at-least="0.794cm" fo:text-indent="0cm" style:auto-text-indent="false" fo:background-color="#ffffff" fo:padding="0cm" fo:border="none">
        <style:background-image/>
      </style:paragraph-properties>
      <style:text-properties fo:font-variant="normal" fo:text-transform="none" fo:color="#454545" style:font-name="Arial" fo:font-size="9pt" fo:letter-spacing="normal" fo:font-style="normal" fo:font-weight="bold" style:font-size-asian="9pt" style:font-size-complex="9pt"/>
    </style:style>
    <style:style style:name="P12" style:family="paragraph" style:parent-style-name="Heading_20_3">
      <style:paragraph-properties fo:margin-left="0cm" fo:margin-right="0cm" fo:text-indent="0cm" style:auto-text-indent="false" fo:padding="0cm" fo:border="none"/>
      <style:text-properties fo:font-variant="normal" fo:text-transform="none" fo:color="#000000" style:font-name="Georgia" fo:font-size="9pt" fo:letter-spacing="normal" fo:font-style="normal" fo:font-weight="normal" style:font-size-asian="9pt" style:font-size-complex="9pt"/>
    </style:style>
    <style:style style:name="P13" style:family="paragraph" style:parent-style-name="Heading_20_2">
      <style:text-properties fo:font-variant="normal" fo:text-transform="none" fo:color="#454545" style:font-name="Arial" fo:font-size="9pt" fo:letter-spacing="normal" fo:font-style="normal" fo:font-weight="bold" style:font-size-asian="9pt" style:font-size-complex="9pt"/>
    </style:style>
    <style:style style:name="P14" style:family="paragraph" style:parent-style-name="Heading_20_2">
      <style:text-properties fo:font-variant="normal" fo:text-transform="none" fo:color="#555555" style:font-name="Georgia" fo:font-size="9pt" fo:letter-spacing="normal" fo:font-style="normal" style:font-size-asian="9pt" style:font-size-complex="9pt"/>
    </style:style>
    <style:style style:name="P15" style:family="paragraph" style:parent-style-name="Heading_20_4">
      <style:paragraph-properties style:line-height-at-least="0.794cm"/>
      <style:text-properties fo:font-variant="normal" fo:text-transform="none" fo:color="#454545" style:font-name="Arial" fo:font-size="9pt" fo:letter-spacing="normal" fo:font-style="normal" fo:font-weight="normal" style:font-size-asian="9pt" style:font-size-complex="9pt"/>
    </style:style>
    <style:style style:name="P16" style:family="paragraph" style:parent-style-name="Preformatted_20_Text">
      <style:paragraph-properties style:line-height-at-least="0.794cm"/>
      <style:text-properties fo:font-variant="normal" fo:text-transform="none" fo:color="#000099" style:font-name="Arial" fo:font-size="9pt" fo:letter-spacing="normal" fo:font-style="normal" fo:font-weight="bold" style:font-size-asian="9pt" style:font-size-complex="9pt"/>
    </style:style>
    <style:style style:name="P17" style:family="paragraph" style:parent-style-name="Preformatted_20_Text">
      <style:paragraph-properties style:line-height-at-least="0.794cm"/>
      <style:text-properties fo:font-variant="normal" fo:text-transform="none" fo:color="#000099" fo:font-size="9pt" fo:letter-spacing="normal" style:font-size-asian="9pt" style:font-size-complex="9pt"/>
    </style:style>
    <style:style style:name="P18" style:family="paragraph" style:parent-style-name="Preformatted_20_Text">
      <style:paragraph-properties style:line-height-at-least="0.794cm"/>
      <style:text-properties fo:font-size="9pt" style:font-size-asian="9pt" style:font-size-complex="9pt"/>
    </style:style>
    <style:style style:name="P19" style:family="paragraph" style:parent-style-name="Preformatted_20_Text">
      <style:paragraph-properties fo:margin-top="0cm" fo:margin-bottom="0.499cm" style:line-height-at-least="0.794cm"/>
      <style:text-properties fo:font-variant="normal" fo:text-transform="none" fo:color="#000099" style:font-name="Arial" fo:font-size="9pt" fo:letter-spacing="normal" fo:font-style="normal" fo:font-weight="bold" style:font-size-asian="9pt" style:font-size-complex="9pt"/>
    </style:style>
    <style:style style:name="P20" style:family="paragraph" style:parent-style-name="Preformatted_20_Text">
      <style:paragraph-properties fo:margin-top="0cm" fo:margin-bottom="0.499cm" style:line-height-at-least="0.794cm"/>
      <style:text-properties fo:font-variant="normal" fo:text-transform="none" fo:color="#000099" fo:font-size="9pt" fo:letter-spacing="normal" style:font-size-asian="9pt" style:font-size-complex="9pt"/>
    </style:style>
    <style:style style:name="P21" style:family="paragraph" style:parent-style-name="Preformatted_20_Text">
      <style:paragraph-properties fo:margin-top="0cm" fo:margin-bottom="0.499cm" fo:background-color="#ffffff" fo:padding="0cm" fo:border="none">
        <style:background-image/>
      </style:paragraph-properties>
      <style:text-properties fo:font-size="9pt" style:font-size-asian="9pt" style:font-size-complex="9pt"/>
    </style:style>
    <style:style style:name="P22" style:family="paragraph" style:parent-style-name="Preformatted_20_Text">
      <style:paragraph-properties fo:background-color="#ffffff" fo:padding="0cm" fo:border="none">
        <style:background-image/>
      </style:paragraph-properties>
      <style:text-properties fo:font-variant="normal" fo:text-transform="none" fo:color="#000000" style:font-name="Georgia" fo:font-size="9pt" fo:letter-spacing="normal" fo:font-style="normal" fo:font-weight="normal" style:font-size-asian="9pt" style:font-size-complex="9pt"/>
    </style:style>
    <style:style style:name="P23" style:family="paragraph" style:parent-style-name="Preformatted_20_Text">
      <style:paragraph-properties fo:background-color="#ffffff" fo:padding="0cm" fo:border="none">
        <style:background-image/>
      </style:paragraph-properties>
      <style:text-properties fo:font-variant="normal" fo:text-transform="none" fo:color="#000000" fo:font-size="9pt" fo:letter-spacing="normal" style:font-size-asian="9pt" style:font-size-complex="9pt"/>
    </style:style>
    <style:style style:name="P24" style:family="paragraph" style:parent-style-name="Preformatted_20_Text">
      <style:paragraph-properties fo:background-color="#ffffff" fo:padding="0cm" fo:border="none">
        <style:background-image/>
      </style:paragraph-properties>
      <style:text-properties fo:font-variant="normal" fo:text-transform="none" fo:color="#8c8c8c" style:font-name="Georgia" fo:font-size="9pt" fo:letter-spacing="normal" fo:font-style="italic" fo:font-weight="normal" style:font-size-asian="9pt" style:font-size-complex="9pt"/>
    </style:style>
    <style:style style:name="P25" style:family="paragraph" style:parent-style-name="Preformatted_20_Text">
      <style:paragraph-properties fo:background-color="#ffffff" fo:padding="0cm" fo:border="none">
        <style:background-image/>
      </style:paragraph-properties>
      <style:text-properties fo:font-variant="normal" fo:text-transform="none" fo:color="#8b0000" style:font-name="Georgia" fo:font-size="9pt" fo:letter-spacing="normal" fo:font-style="normal" fo:font-weight="normal" style:font-size-asian="9pt" style:font-size-complex="9pt"/>
    </style:style>
    <style:style style:name="P26" style:family="paragraph" style:parent-style-name="Preformatted_20_Text">
      <style:paragraph-properties fo:background-color="#ffffff" fo:padding="0cm" fo:border="none">
        <style:background-image/>
      </style:paragraph-properties>
      <style:text-properties fo:font-size="9pt" style:font-size-asian="9pt" style:font-size-complex="9pt"/>
    </style:style>
    <style:style style:name="T1" style:family="text">
      <style:text-properties style:font-name="Arial" fo:font-style="normal" fo:font-weight="bold"/>
    </style:style>
    <style:style style:name="T2" style:family="text">
      <style:text-properties style:font-name="Arial" fo:font-size="15pt" fo:font-style="normal" fo:font-weight="bold"/>
    </style:style>
    <style:style style:name="T3" style:family="text">
      <style:text-properties fo:font-style="italic"/>
    </style:style>
    <style:style style:name="T4" style:family="text">
      <style:text-properties fo:color="#8c8c8c" fo:font-style="italic"/>
    </style:style>
    <style:style style:name="T5" style:family="text">
      <style:text-properties fo:color="#8c8c8c" style:font-name="Georgia" fo:font-size="12pt" fo:font-style="italic" fo:font-weight="normal"/>
    </style:style>
    <style:style style:name="T6" style:family="text">
      <style:text-properties fo:color="#8c8c8c" style:font-name="Georgia" fo:font-style="italic" fo:font-weight="normal"/>
    </style:style>
    <style:style style:name="T7" style:family="text">
      <style:text-properties fo:color="#00008b"/>
    </style:style>
    <style:style style:name="T8" style:family="text">
      <style:text-properties fo:color="#6a5acd"/>
    </style:style>
    <style:style style:name="T9" style:family="text">
      <style:text-properties fo:color="#b8860b"/>
    </style:style>
    <style:style style:name="T10" style:family="text">
      <style:text-properties fo:color="#b8860b" style:font-name="Georgia" fo:font-size="12pt" fo:font-style="normal" fo:font-weight="normal"/>
    </style:style>
    <style:style style:name="T11" style:family="text">
      <style:text-properties fo:color="#b8860b" style:font-name="Georgia" fo:font-style="normal" fo:font-weight="normal"/>
    </style:style>
    <style:style style:name="T12" style:family="text">
      <style:text-properties style:font-name="Georgia" fo:font-style="normal" fo:font-weight="normal"/>
    </style:style>
    <style:style style:name="T13" style:family="text">
      <style:text-properties style:font-name="Georgia" fo:font-size="12pt" fo:font-style="normal" fo:font-weight="normal"/>
    </style:style>
    <style:style style:name="T14" style:family="text">
      <style:text-properties fo:color="#8b0000"/>
    </style:style>
    <style:style style:name="T15" style:family="text">
      <style:text-properties fo:color="#8b0000" style:font-name="Georgia" fo:font-size="12pt" fo:font-style="normal" fo:font-weight="normal"/>
    </style:style>
    <style:style style:name="T16" style:family="text">
      <style:text-properties fo:color="#8b0000" style:font-name="Georgia" fo:font-style="normal" fo:font-weight="normal"/>
    </style:style>
    <style:style style:name="T17" style:family="text">
      <style:text-properties fo:color="#36648b" style:font-name="Georgia" fo:font-size="12pt" fo:font-style="normal" fo:font-weight="normal"/>
    </style:style>
    <style:style style:name="T18" style:family="text">
      <style:text-properties fo:color="#36648b" style:font-name="Georgia" fo:font-style="normal" fo:font-weight="normal"/>
    </style:style>
    <style:style style:name="T19" style:family="text">
      <style:text-properties fo:font-variant="normal" fo:text-transform="none" fo:color="#000000" style:font-name="Georgia" fo:font-size="12pt" fo:letter-spacing="normal"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0" style:family="text">
      <style:text-properties fo:font-variant="normal" fo:text-transform="none" fo:color="#000000" style:font-name="Georgia" fo:letter-spacing="normal" fo:font-style="normal" fo:font-weight="normal" style:font-name-asian="Georgia" style:font-style-asian="normal" style:font-weight-asian="normal" style:font-name-complex="Georgia" style:font-style-complex="normal" style:font-weight-complex="normal"/>
    </style:style>
    <style:style style:name="T21" style:family="text">
      <style:text-properties fo:font-variant="normal" fo:text-transform="none" fo:color="#000000" style:font-name="Georgia" fo:font-size="9pt" fo:letter-spacing="normal" fo:font-style="normal" fo:font-weight="normal" style:font-name-asian="Georgia" style:font-size-asian="9pt" style:font-style-asian="normal" style:font-weight-asian="normal" style:font-name-complex="Georgia" style:font-size-complex="9pt" style:font-style-complex="normal" style:font-weight-complex="normal"/>
    </style:style>
    <style:style style:name="T22" style:family="text">
      <style:text-properties fo:font-variant="normal" fo:text-transform="none" fo:color="#000000" style:text-line-through-style="none" style:font-name="inherit" fo:font-size="12pt" fo:letter-spacing="normal" fo:font-style="normal" style:text-underline-style="none" fo:font-weight="normal" style:text-blinking="false" style:font-name-asian="Georgia" style:font-size-asian="12pt" style:font-style-asian="normal" style:font-weight-asian="normal" style:font-name-complex="Georgia" style:font-size-complex="12pt" style:font-style-complex="normal" style:font-weight-complex="normal"/>
    </style:style>
    <style:style style:name="T23" style:family="text">
      <style:text-properties fo:font-variant="normal" fo:text-transform="none" fo:color="#000000" style:text-line-through-style="none" style:font-name="inherit" fo:letter-spacing="normal" fo:font-style="normal" style:text-underline-style="none" fo:font-weight="normal" style:text-blinking="false" style:font-name-asian="Georgia" style:font-style-asian="normal" style:font-weight-asian="normal" style:font-name-complex="Georgia" style:font-style-complex="normal" style:font-weight-complex="normal"/>
    </style:style>
    <style:style style:name="T24" style:family="text">
      <style:text-properties fo:font-variant="normal" fo:text-transform="none" fo:color="#000000" style:text-line-through-style="none" style:font-name="inherit" fo:font-size="9pt" fo:letter-spacing="normal" fo:font-style="normal" style:text-underline-style="none" fo:font-weight="normal" style:text-blinking="false" style:font-name-asian="Georgia" style:font-size-asian="9pt" style:font-style-asian="normal" style:font-weight-asian="normal" style:font-name-complex="Georgia" style:font-size-complex="9pt" style:font-style-complex="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4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4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4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4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4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ransaction Case Study<text:bookmark text:name="Transaction_Case_Study"/></text:h>
      <text:h text:style-name="P11" text:outline-level="3">The Problem<text:bookmark text:name="The_Problem"/></text:h>
      <text:p text:style-name="P3">The use case involves tracking three components of a transaction. Each component comes to the engine as an event with the following fields:</text:p>
      <text:list xml:id="list608856006" text:style-name="L1">
        <text:list-item>
          <text:p text:style-name="P5">Transaction ID</text:p>
        </text:list-item>
        <text:list-item>
          <text:p text:style-name="P5">Time stamp</text:p>
        </text:list-item>
      </text:list>
      <text:p text:style-name="P3">In addition, we have the following extra fields.</text:p>
      <text:p text:style-name="P3">In event A:</text:p>
      <text:list xml:id="list808767771" text:style-name="L2">
        <text:list-item>
          <text:p text:style-name="P6">Customer ID</text:p>
        </text:list-item>
      </text:list>
      <text:p text:style-name="P3">In event C:</text:p>
      <text:list xml:id="list1657363843" text:style-name="L3">
        <text:list-item>
          <text:p text:style-name="P7">Supplier ID (the ID of the supplier that the order was filled through)</text:p>
        </text:list-item>
      </text:list>
      <text:p text:style-name="P3">We need to take in events A, B and C and produce a single, combined event with the following fields:</text:p>
      <text:list xml:id="list1905001538" text:style-name="L4">
        <text:list-item>
          <text:p text:style-name="P8">Transaction ID</text:p>
        </text:list-item>
        <text:list-item>
          <text:p text:style-name="P8">Customer ID</text:p>
        </text:list-item>
        <text:list-item>
          <text:p text:style-name="P8">Time stamp from event A</text:p>
        </text:list-item>
        <text:list-item>
          <text:p text:style-name="P8">Time stamp from event B</text:p>
        </text:list-item>
        <text:list-item>
          <text:p text:style-name="P8">Time stamp from event C</text:p>
        </text:list-item>
      </text:list>
      <text:p text:style-name="P3">What we are doing here is matching the transaction IDs on each event, to form an aggregate event. If all these events were in a relational database, this could be done as a simple SQL join except that with 10,000 events per second, you will need some serious database hardware to do it.</text:p>
      <text:h text:style-name="P15" text:outline-level="4">Real-Time Summary Data<text:bookmark text:name="Real-Time_Summary_Data"/></text:h>
      <text:p text:style-name="P3">Further, we need to produce the following:</text:p>
      <text:list xml:id="list1779535671" text:style-name="L5">
        <text:list-item>
          <text:p text:style-name="P9">Min,Max,Average total latency from the events (difference in time between A and C) over the past 30 minutes.</text:p>
        </text:list-item>
        <text:list-item>
          <text:p text:style-name="P9">Min,Max,Average latency grouped by (a) customer ID and (b) supplier ID. In other words, metrics on the the latency of the orders coming from each customer and going to each supplier.</text:p>
        </text:list-item>
      </text:list>
      <text:h text:style-name="P15" text:outline-level="4"><text:soft-page-break/>Find Missing Events<text:bookmark text:name="Find_Missing_Events"/></text:h>
      <text:p text:style-name="P3">We need to detect a transaction that did not make it through all three events. In other words, a transaction with events A or B, but not C. Note that, in this case, what we care about is event C. The lack of events A or B could indicate a failure in the event transport and should be ignored. Although the lack of an event C could also be a transport failure, it merits looking into.</text:p>
      <text:h text:style-name="P11" text:outline-level="3">Solution<text:bookmark text:name="Solution"/></text:h>
      <text:h text:style-name="P15" text:outline-level="4">Event Definitions<text:bookmark text:name="Event_Definitions"/></text:h>
      <text:p text:style-name="P3">Events in Esper are represented via regular Java classes that expose JavaBean-style "getter" methods for access to event properties. Since all components of a transaction have a transaction id and timestamp field, we create a base event class with the common fields as below.</text:p>
      <text:p text:style-name="P16">public class TxnEventBase {</text:p>
      <text:p text:style-name="P17"><text:s text:c="4"/><text:span text:style-name="T1">private String transactionId;</text:span></text:p>
      <text:p text:style-name="P17"><text:s text:c="4"/><text:span text:style-name="T1">private long timestamp;</text:span></text:p>
      <text:p text:style-name="P18"/>
      <text:p text:style-name="P17"><text:s text:c="4"/><text:span text:style-name="T1">public TxnEventBase(String transactionId, long timestamp) {</text:span></text:p>
      <text:p text:style-name="P17"><text:s text:c="12"/><text:span text:style-name="T1">this.transactionId = transactionId;</text:span></text:p>
      <text:p text:style-name="P17"><text:s text:c="12"/><text:span text:style-name="T1">this.timestamp = timestamp;</text:span></text:p>
      <text:p text:style-name="P17"><text:s text:c="4"/><text:span text:style-name="T1">}</text:span></text:p>
      <text:p text:style-name="P18"/>
      <text:p text:style-name="P17"><text:s text:c="4"/><text:span text:style-name="T1">public String getTransactionId() {</text:span></text:p>
      <text:p text:style-name="P17"><text:s text:c="12"/><text:span text:style-name="T1">return transactionId;</text:span></text:p>
      <text:p text:style-name="P17"><text:s text:c="4"/><text:span text:style-name="T1">}</text:span></text:p>
      <text:p text:style-name="P18"/>
      <text:p text:style-name="P17"><text:s text:c="4"/><text:span text:style-name="T1">public long getTimestamp() {</text:span></text:p>
      <text:p text:style-name="P17"><text:s text:c="12"/><text:span text:style-name="T1">return timestamp;</text:span></text:p>
      <text:p text:style-name="P17"><text:s text:c="4"/><text:span text:style-name="T1">}</text:span></text:p>
      <text:p text:style-name="P19">}</text:p>
      <text:p text:style-name="P3">Event A in the 3-component transaction can now simply extend the TxnEventBase class and add the customer id field.</text:p>
      <text:p text:style-name="P16">public class TxnEventA extends TxnEventBase {</text:p>
      <text:p text:style-name="P17"><text:soft-page-break/><text:s text:c="4"/><text:span text:style-name="T1">private String customerId;</text:span></text:p>
      <text:p text:style-name="P18"/>
      <text:p text:style-name="P17"><text:s text:c="4"/><text:span text:style-name="T1">public TxnEventA(String transactionId, long timestamp, String customerId) {</text:span></text:p>
      <text:p text:style-name="P17"><text:s text:c="8"/><text:span text:style-name="T1">super(transactionId, timestamp);</text:span></text:p>
      <text:p text:style-name="P17"><text:s text:c="8"/><text:span text:style-name="T1">this.customerId = customerId;</text:span></text:p>
      <text:p text:style-name="P17"><text:s text:c="4"/><text:span text:style-name="T1">}</text:span></text:p>
      <text:p text:style-name="P18"/>
      <text:p text:style-name="P17"><text:s text:c="4"/><text:span text:style-name="T1">public String getCustomerId() {</text:span></text:p>
      <text:p text:style-name="P17"><text:s text:c="8"/><text:span text:style-name="T1">return customerId;</text:span></text:p>
      <text:p text:style-name="P17"><text:s text:c="4"/><text:span text:style-name="T1">}</text:span></text:p>
      <text:p text:style-name="P19">}</text:p>
      <text:h text:style-name="P15" text:outline-level="4">Detecting Combined Events<text:bookmark text:name="Detecting_Combined_Events"/></text:h>
      <text:p text:style-name="P3">Now that we have defined the event classes, we can compose an EPL statement to detect combined events in which each component of the transaction is present. We restrict the event matching to the events that arrived within the last 30 minutes.</text:p>
      <text:p text:style-name="P16">insert into CombinedEvent(transactionId, customerId, supplierId, latencyAC, latencyBC, latencyAB)</text:p>
      <text:p text:style-name="P16">select C.transactionId, customerId, supplierId, </text:p>
      <text:p text:style-name="P17"><text:s text:c="7"/><text:span text:style-name="T1">C.timestamp - A.timestamp, C.timestamp - B.timestamp, B.timestamp - A.timestamp </text:span></text:p>
      <text:p text:style-name="P17"><text:s text:c="2"/><text:span text:style-name="T1">from TxnEventA.win:time(30 minutes) A,</text:span></text:p>
      <text:p text:style-name="P17"><text:s text:c="7"/><text:span text:style-name="T1">TxnEventB.win:time(30 minutes) B,</text:span></text:p>
      <text:p text:style-name="P17"><text:s text:c="7"/><text:span text:style-name="T1">TxnEventC.win:time(30 minutes) C </text:span></text:p>
      <text:p text:style-name="P20"><text:s/><text:span text:style-name="T1">where A.transactionId = B.transactionId and B.transactionId = C.transactionId</text:span></text:p>
      <text:p text:style-name="P3">This statement uses the <text:span text:style-name="T3">insert into</text:span> syntax to generate a CombinedEvent event stream. The next section uses that stream to derive realtime data on latencies between events.</text:p>
      <text:h text:style-name="P15" text:outline-level="4">Compiling Realtime Summary Data<text:bookmark text:name="Compiling_Realtime_Summary_Data"/></text:h>
      <text:p text:style-name="P3">We can now use the CombinedEvent stream to derive realtime summary data.</text:p>
      <text:p text:style-name="P3">To derive the minimum, maximum and average total latency from the events (difference in time between A and C) over <text:soft-page-break/>the past 30 minutes we can use the EPL below.</text:p>
      <text:p text:style-name="P16">select min(latencyAC) as minLatencyAC, max(latencyAC) as maxLatencyAC, avg(latencyAC) as avgLatencyAC</text:p>
      <text:p text:style-name="P20"><text:s text:c="2"/><text:span text:style-name="T1">from CombinedEvent.win:time(30 minutes)</text:span></text:p>
      <text:p text:style-name="P3">We can derive this data per customer and supplier id by specifying a<text:span text:style-name="T3">group by</text:span> clause.</text:p>
      <text:p text:style-name="P16">select customerId, min(latencyAC) as minLatencyAC, max(latencyAC) as maxLatencyAC, avg(latencyAC) as avgLatencyAC</text:p>
      <text:p text:style-name="P17"><text:s text:c="2"/><text:span text:style-name="T1">from CombinedEvent.win:time(30 minutes)</text:span></text:p>
      <text:p text:style-name="P20"><text:s/><text:span text:style-name="T1">group by customerId</text:span></text:p>
      <text:h text:style-name="P15" text:outline-level="4">Finding Missing Events<text:bookmark text:name="Finding_Missing_Events"/></text:h>
      <text:p text:style-name="P3">An <text:span text:style-name="T3">outer join</text:span> allows us to detect a transaction that did not make it through all three events (see solution patterns for further ways to detect missing events).</text:p>
      <text:p text:style-name="P16">select rstream * </text:p>
      <text:p text:style-name="P17"><text:s text:c="2"/><text:span text:style-name="T1">from TxnEventA.win:time(30 minutes) A </text:span></text:p>
      <text:p text:style-name="P17"><text:s text:c="7"/><text:span text:style-name="T1">full outer join TxnEventC.win:time(60 minutes) C on A.transactionId = C.transactionId</text:span></text:p>
      <text:p text:style-name="P17"><text:s text:c="7"/><text:span text:style-name="T1">full outer join TxnEventB.win:time(30 minutes) B on B.transactionId = C.transactionId</text:span></text:p>
      <text:p text:style-name="P20"><text:s/><text:span text:style-name="T1">where C.transactionId is null</text:span></text:p>
      <text:p text:style-name="P3">When TxnEventA or TxnEventB events leave their respective time windows consisting of the last 30 minutes of events, Esper filters out rows in which no EventC row was found. The "rstream" keyword selects the remove stream, meaning events that leave the window (by default and without the rstream keyword a listener receives only insert stream events).</text:p>
      <text:h text:style-name="P11" text:outline-level="3">Using the API<text:bookmark text:name="Using_the_API"/></text:h>
      <text:h text:style-name="P15" text:outline-level="4">Setting up the Engine<text:bookmark text:name="Setting_up_the_Engine"/></text:h>
      <text:p text:style-name="P3">The Java code snippet below shows how an engine instance can be obtained. The <text:span text:style-name="T3">Configuration</text:span> is used to make the event classes known to the engine. This is optional and makes the EPL statements easier to read. Esper also supports fully-qualified Java class names in EPL statements.</text:p>
      <text:p text:style-name="P16">Configuration configuration = new Configuration();</text:p>
      <text:p text:style-name="P16">configuration.addEventTypeAlias("TxnEventA", TxnEventA.class.getName());</text:p>
      <text:p text:style-name="P16"><text:soft-page-break/>configuration.addEventTypeAlias("TxnEventB", TxnEventB.class.getName());</text:p>
      <text:p text:style-name="P16">configuration.addEventTypeAlias("TxnEventC", TxnEventC.class.getName());</text:p>
      <text:p text:style-name="P18"/>
      <text:p text:style-name="P19">EPServiceProvider epService = EPServiceProviderManager.getProvider("TransactionExample", configuration);</text:p>
      <text:h text:style-name="P15" text:outline-level="4">Creating a Statement<text:bookmark text:name="Creating_a_Statement"/></text:h>
      <text:p text:style-name="P3">The administrative interface on the engine creates statements:</text:p>
      <text:p text:style-name="P16">String stmtSupplier = </text:p>
      <text:p text:style-name="P17"><text:s text:c="2"/><text:span text:style-name="T1">"select supplierId, min(latencyAC) as minLatency, max(latencyAC) as maxLatency, avg(latencyAC) as avgLatency" +</text:span></text:p>
      <text:p text:style-name="P17"><text:s text:c="2"/><text:span text:style-name="T1">"from CombinedEvent.win:time(30 minutes) " +</text:span></text:p>
      <text:p text:style-name="P17"><text:s text:c="2"/><text:span text:style-name="T1">"group by supplierId";</text:span></text:p>
      <text:p text:style-name="P18"/>
      <text:p text:style-name="P16">EPStatement bySupplierStatement = epService.getEPAdministrator().createEPL(stmtSupplier);</text:p>
      <text:p text:style-name="P19">bySupplierStatement.addListener(myListener);</text:p>
      <text:h text:style-name="P15" text:outline-level="4">Attaching Listeners<text:bookmark text:name="Attaching_Listeners"/></text:h>
      <text:p text:style-name="P3">Listeners receive events published by statements and can query the received events. The listener interface receives event entering window(s) as new events (aka. istream or insert stream) and events as they are leaving window(s) as old events (aka. rstream or remove stream).</text:p>
      <text:p text:style-name="P16">public class RealtimeSummaryTotalsListener implements UpdateListener {</text:p>
      <text:p text:style-name="P18"/>
      <text:p text:style-name="P17"><text:s text:c="4"/><text:span text:style-name="T1">public void update(EventBean[] newEvents, EventBean[] oldEvents) {</text:span></text:p>
      <text:p text:style-name="P18"/>
      <text:p text:style-name="P17"><text:s text:c="8"/><text:span text:style-name="T1">EventBean event = newEvents[0];</text:span></text:p>
      <text:p text:style-name="P17"><text:s text:c="8"/><text:span text:style-name="T1">log.debug(" Totals minAC=" + event.get("minLatencyAC") +</text:span></text:p>
      <text:p text:style-name="P17"><text:s text:c="18"/><text:span text:style-name="T1">" maxAC=" + event.get("maxLatencyAC") +</text:span></text:p>
      <text:p text:style-name="P17"><text:s text:c="18"/><text:span text:style-name="T1">" avgAC=" + event.get("avgLatencyAC"));</text:span></text:p>
      <text:p text:style-name="P17"><text:s text:c="4"/><text:span text:style-name="T1">}</text:span></text:p>
      <text:p text:style-name="P19">}</text:p>
      <text:h text:style-name="P15" text:outline-level="4"><text:soft-page-break/>Sending Events<text:bookmark text:name="Sending_Events"/></text:h>
      <text:p text:style-name="P3">Finally, events are sent for processing by the engine via the runtime interface:</text:p>
      <text:p text:style-name="P16">TxnEventA a = new TxnEventA("txnid1", 1, "customerId1");</text:p>
      <text:p text:style-name="P18"/>
      <text:p text:style-name="P19">epService.getEPRuntime().sendEvent(event); <text:s text:c="5"/></text:p>
      <text:h text:style-name="P11" text:outline-level="3">Running the Example<text:bookmark text:name="Running_the_Example"/></text:h>
      <text:p text:style-name="P3">The complete example code can be found in the "examples" folder of the distribution in package com.espertech.esper.example.transaction. The example contains a transaction simulator that can be invoked from the command line. The readme file in the "examples/etc" folder contains build instructions and command line parameters to run the transaction simulator from the command line. You do not need to perform a build of the Esper engine to run the example, the Esper jar file has been included in the distribution.</text:p>
      <text:p text:style-name="P3">Please consult the examples section in the reference documentation for more information.</text:p>
      <text:p text:style-name="P1"/>
      <text:p text:style-name="P2"/>
      <text:p text:style-name="P1"/>
      <text:h text:style-name="P14" text:outline-level="2">Friday, January 25, 2013</text:h>
      <text:h text:style-name="P12" text:outline-level="3"><text:bookmark text:name="1548309035886391466"/>Regular Expressions in Clojure</text:h>
      <text:section text:style-name="Sect1" text:name="post-body-1548309035886391466">
        <text:p text:style-name="P10"/>
        <text:p text:style-name="P22"><text:span text:style-name="T4">;; Regular Expressions in Clojure</text:span></text:p>
        <text:p text:style-name="P26"/>
        <text:p text:style-name="P22"><text:span text:style-name="T4">;; Every time I want to use a regex in clojure I find myself having to</text:span></text:p>
        <text:p text:style-name="P22"><text:span text:style-name="T4">;; learn how to do it again.</text:span></text:p>
        <text:p text:style-name="P26"/>
        <text:p text:style-name="P22"><text:span text:style-name="T4">;; for some reason the functions just won't stick in my mind.</text:span></text:p>
        <text:p text:style-name="P26"/>
        <text:p text:style-name="P22"><text:span text:style-name="T4">;; There are six functions starting with re- in clojure.core:</text:span></text:p>
        <text:p text:style-name="P26"/>
        <text:p text:style-name="P22">(<text:span text:style-name="T7">def</text:span> <text:span text:style-name="T8">d</text:span> (<text:span text:style-name="T9">with-out-str</text:span> </text:p>
        <text:p text:style-name="P23"><text:s text:c="9"/><text:span text:style-name="T12">(</text:span><text:span text:style-name="T11">doc</text:span><text:span text:style-name="T12"> re-seq)</text:span></text:p>
        <text:p text:style-name="P23"><text:s text:c="9"/><text:span text:style-name="T12">(</text:span><text:span text:style-name="T11">doc</text:span><text:span text:style-name="T12"> re-pattern)</text:span></text:p>
        <text:p text:style-name="P23"><text:s text:c="9"/><text:span text:style-name="T12">(</text:span><text:span text:style-name="T11">doc</text:span><text:span text:style-name="T12"> re-find)</text:span></text:p>
        <text:p text:style-name="P23"><text:s text:c="9"/><text:span text:style-name="T12">(</text:span><text:span text:style-name="T11">doc</text:span><text:span text:style-name="T12"> re-groups)</text:span></text:p>
        <text:p text:style-name="P23"><text:s text:c="9"/><text:span text:style-name="T12">(</text:span><text:span text:style-name="T11">doc</text:span><text:span text:style-name="T12"> re-matcher)</text:span></text:p>
        <text:p text:style-name="P23"><text:s text:c="9"/><text:span text:style-name="T12">(</text:span><text:span text:style-name="T11">doc</text:span><text:span text:style-name="T12"> re-matches)))</text:span></text:p>
        <text:p text:style-name="P26"/>
        <text:p text:style-name="P22"><text:span text:style-name="T4">;; This is probably the function that you want:</text:span></text:p>
        <text:p text:style-name="P22">(<text:span text:style-name="T9">re-seq</text:span> <text:s text:c="2"/>#<text:span text:style-name="T14">"f.nd"</text:span> d) <text:span text:style-name="T4">;-&gt; ("find" "find" "find" "find" "find")</text:span></text:p>
        <text:p text:style-name="P26"/>
        <text:p text:style-name="P22"><text:span text:style-name="T4">;; re-pattern is for making regular expressions out of strings</text:span></text:p>
        <text:p text:style-name="P22">(<text:span text:style-name="T9">re-pattern</text:span> <text:span text:style-name="T14">"f.nd"</text:span>) <text:span text:style-name="T4">;-&gt; #"f.nd"</text:span></text:p>
        <text:p text:style-name="P26"/>
        <text:p text:style-name="P22"><text:span text:style-name="T4">;; But normally we'd just use the syntactic sugar #"f.nd" directly</text:span></text:p>
        <text:p text:style-name="P26"/>
        <text:p text:style-name="P22"><text:span text:style-name="T4">;; The return type is dependent on the regex in a nasty way:</text:span></text:p>
        <text:p text:style-name="P26"><text:soft-page-break/></text:p>
        <text:p text:style-name="P22">(<text:span text:style-name="T9">re-seq</text:span> <text:s text:c="2"/>#<text:span text:style-name="T14">"f..d"</text:span> d) <text:s text:c="2"/><text:span text:style-name="T4">;-&gt; ("find" "find" "find" "find" "find")</text:span></text:p>
        <text:p text:style-name="P22">(<text:span text:style-name="T9">re-seq</text:span> <text:s text:c="2"/>#<text:span text:style-name="T14">"f(.)nd"</text:span> d) <text:span text:style-name="T4">;-&gt; (["find" "i"] ["find" "i"] ["find" "i"] ["find" "i"] ["find" "i"])</text:span></text:p>
        <text:p text:style-name="P26"/>
        <text:p text:style-name="P24">;;;;;;;;;;;;;;;;;;;;;;;;;;;;;;;;;;;;;;;;;;;;;;;;;;;;;;;;;;;;;;;;;;;;;;;;;;;;;;;;;;;;</text:p>
        <text:p text:style-name="P26"/>
        <text:p text:style-name="P26"/>
        <text:p text:style-name="P22"><text:span text:style-name="T4">;; Here are some classic example regexes (ripped off from</text:span></text:p>
        <text:p text:style-name="P22"><text:span text:style-name="T4">;; http://myregexp.com/examples.html), because I can never remember</text:span></text:p>
        <text:p text:style-name="P22"><text:span text:style-name="T4">;; how the more complicated cases work:</text:span></text:p>
        <text:p text:style-name="P26"/>
        <text:p text:style-name="P22"><text:span text:style-name="T4">;; Behold the non-capturing group (?:...), the alternation | , the</text:span></text:p>
        <text:p text:style-name="P22"><text:span text:style-name="T4">;; greedy 0 or 1 ?, the greedy 3 {3} and the word boundary \b:</text:span></text:p>
        <text:p text:style-name="P26"/>
        <text:p text:style-name="P22">(<text:span text:style-name="T9">re-seq</text:span> #<text:span text:style-name="T14">"\b(?:(?:25[0-5]|2[0-4][0-9]|[01]?[0-9][0-9]?)\.){3}(?:25[0-5]|2[0-4][0-9]|[01]?[0-9][0-9]?)\b"</text:span></text:p>
        <text:p text:style-name="P23"><text:s text:c="8"/><text:span text:style-name="T16">"Here's an ip address:111.123.0.127, and here is another 136.54.23.108 </text:span></text:p>
        <text:p text:style-name="P22"><text:span text:style-name="T14">but this is not one 1.1.1.257 and neither is this: 243.1.231 or this 1.1.1.1.1 but is this?255.000.1.255"</text:span>)</text:p>
        <text:p text:style-name="P26"/>
        <text:p text:style-name="P22"><text:span text:style-name="T4">;; Here we demonstrate the both the 'repeated capturing group' problem for MAC addresses</text:span></text:p>
        <text:p text:style-name="P22">(<text:span text:style-name="T9">re-seq</text:span> #<text:span text:style-name="T14">"^([0-9a-fA-F][0-9a-fA-F]:){5}([0-9a-fA-F][0-9a-fA-F])$"</text:span></text:p>
        <text:p text:style-name="P23"><text:s text:c="8"/><text:span text:style-name="T16">"AA:0a:be:23:01:02"</text:span><text:span text:style-name="T12">) </text:span><text:span text:style-name="T6">;-&gt; (["AA:0a:be:23:01:02" "01:" "02"])</text:span></text:p>
        <text:p text:style-name="P26"/>
        <text:p text:style-name="P22"><text:span text:style-name="T4">;; And a use case for re-pattern, together with the (?m) multiline flag</text:span></text:p>
        <text:p text:style-name="P22">(<text:span text:style-name="T9">re-seq</text:span> (<text:span text:style-name="T9">re-pattern</text:span> (<text:span text:style-name="T9">str</text:span> <text:span text:style-name="T14">"(?m)^"</text:span> </text:p>
        <text:p text:style-name="P23"><text:s text:c="25"/><text:span text:style-name="T12">(clojure.string/</text:span><text:span text:style-name="T18">join</text:span><text:span text:style-name="T12"> </text:span><text:span text:style-name="T16">":"</text:span><text:span text:style-name="T12"> (</text:span><text:span text:style-name="T11">repeat</text:span><text:span text:style-name="T12"> 6 </text:span><text:span text:style-name="T16">"([0-9a-fA-F][0-9a-fA-F])"</text:span><text:span text:style-name="T12">))</text:span></text:p>
        <text:p text:style-name="P23"><text:s text:c="25"/><text:span text:style-name="T16">"$"</text:span><text:span text:style-name="T12">))</text:span></text:p>
        <text:p text:style-name="P23"><text:s text:c="8"/><text:span text:style-name="T16">"AA:0a:be:23:01:02\nAA:0a:be:123:01:02\nAG:0a:be:23:01:02\n00:01:02:03:04:55\nAA:0a:be:23:0:02:AA\n:0a:be:23:01:02\n"</text:span><text:span text:style-name="T12">)</text:span></text:p>
        <text:p text:style-name="P22"><text:span text:style-name="T4">;-&gt; (["AA:0a:be:23:01:02" "AA" "0a" "be" "23" "01" "02"] </text:span></text:p>
        <text:p text:style-name="P22"><text:span text:style-name="T4">;-&gt; <text:s/>["00:01:02:03:04:55" "00" "01" "02" "03" "04" "55"])</text:span></text:p>
        <text:p text:style-name="P26"/>
        <text:p text:style-name="P26"/>
        <text:p text:style-name="P22">(<text:span text:style-name="T9">re-seq</text:span> #<text:span text:style-name="T14">"\b(?:(?:25[0-5]|2[0-4][0-9]|[01]?[0-9][0-9]?)\.){3}(?:25[0-5]|2[0-4][0-9]|[01]?[0-9][0-9]?)\b"</text:span></text:p>
        <text:p text:style-name="P23"><text:s text:c="8"/><text:span text:style-name="T16">"Here's an ip address:111.123.0.127, and here is another 136.54.23.108 </text:span></text:p>
        <text:p text:style-name="P22"><text:span text:style-name="T14">but this is not one 1.1.1.257 and neither is this: 243.1.231 or this 1.1.1.1.1 but is this?255.000.1.255"</text:span>)</text:p>
        <text:p text:style-name="P26"/>
        <text:p text:style-name="P26"/>
        <text:p text:style-name="P22">(<text:span text:style-name="T9">re-seq</text:span> #<text:span text:style-name="T14">"\b([a-zA-Z0-9]([a-zA-Z0-9\-]{0,61}[a-zA-Z0-9])?\.)+[a-zA-Z]{2,6}\b"</text:span></text:p>
        <text:p text:style-name="P25">"Amongst the worlds domain names are such as www.google.com, ssh.aspden.com,</text:p>
        <text:p text:style-name="P23"><text:span text:style-name="T14"><text:s/></text:span><text:span text:style-name="T16">aspden.com, aspden.co.uk, 123.com, ssh.123.com and .com"</text:span><text:span text:style-name="T12">)</text:span></text:p>
        <text:p text:style-name="P26"/>
        <text:p text:style-name="P26"/>
        <text:p text:style-name="P26"/>
        <text:p text:style-name="P26"/>
        <text:p text:style-name="P26"/>
        <text:p text:style-name="P26"/>
        <text:p text:style-name="P26"/>
        <text:p text:style-name="P26"/>
        <text:p text:style-name="P22"><text:span text:style-name="T4">;; The other four functions in clojure seem to be to part of the implementation</text:span></text:p>
        <text:p text:style-name="P22"><text:span text:style-name="T4">;; of re-seq, and directly manipulate highly stateful</text:span></text:p>
        <text:p text:style-name="P22"><text:span text:style-name="T4">;; java.util.regex.Matcher objects</text:span></text:p>
        <text:p text:style-name="P26"/>
        <text:p text:style-name="P22"><text:span text:style-name="T4">;; re-find, re-groups, re-matcher, and re-matches seem to be only</text:span></text:p>
        <text:p text:style-name="P22"><text:span text:style-name="T4">;; useful as part of re-seq, and I wonder if they should be</text:span></text:p>
        <text:p text:style-name="P22"><text:span text:style-name="T4">;; deprecated, or moved to a namespace that needs to be specifically</text:span></text:p>
        <text:p text:style-name="P22"><text:span text:style-name="T4">;; imported.</text:span></text:p>
        <text:p text:style-name="P26"/>
        <text:p text:style-name="P22"><text:span text:style-name="T4">;; Although if you just want the first match then :</text:span></text:p>
        <text:p text:style-name="P22">(<text:span text:style-name="T9">re-find</text:span> <text:s text:c="2"/>#<text:span text:style-name="T14">"f.nd"</text:span> d)</text:p>
        <text:p text:style-name="P22"><text:span text:style-name="T4">;; seems to be an acceptable alternative to:</text:span></text:p>
        <text:p text:style-name="P22">(<text:span text:style-name="T9">first</text:span> (<text:span text:style-name="T9">re-seq</text:span> #<text:span text:style-name="T14">"f.nd"</text:span> d))</text:p>
        <text:p text:style-name="P21"/>
      </text:section>
      <text:p text:style-name="P4"><text:span text:style-name="T21">Posted by </text:span><text:a xlink:type="simple" xlink:href="http://www.blogger.com/profile/02587130870181071109"><text:span text:style-name="T24">John Lawrence Aspden </text:span></text:a><text:span text:style-name="T21">at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Georgia" svg:font-family="Georgia, serif"/>
    <style:font-face style:name="Lohit Hindi1" svg:font-family="'Lohit Hindi'"/>
    <style:font-face style:name="OpenSymbol" svg:font-family="OpenSymbol"/>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나눔고딕코딩" svg:font-family="나눔고딕코딩" style:font-family-generic="modern" style:font-pitch="fixed"/>
    <style:font-face style:name="Liberation Serif" svg:font-family="'Liberation Serif'"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나눔고딕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나눔고딕1"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나눔고딕1"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나눔고딕1"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나눔고딕코딩"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junh </meta:initial-creator>
    <meta:creation-date>2013-09-16T23:52:50</meta:creation-date>
    <dc:date>2013-09-17T20:39:18</dc:date>
    <dc:creator>jaejunh </dc:creator>
    <meta:editing-duration>PT20H44M18S</meta:editing-duration>
    <meta:editing-cycles>2</meta:editing-cycles>
    <meta:generator>LibreOffice/3.5$Linux_X86_64 LibreOffice_project/350m1$Build-2</meta:generator>
    <meta:printed-by>jaejunh </meta:printed-by>
    <meta:print-date>2013-09-16T23:55:24</meta:print-date>
    <meta:document-statistic meta:table-count="0" meta:image-count="0" meta:object-count="0" meta:page-count="7" meta:paragraph-count="170" meta:word-count="1495" meta:character-count="10955" meta:non-whitespace-character-count="9238"/>
  </office:meta>
</office:document-meta>
</file>